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086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MaxSAT maxHS</text:p>
          </table:table-cell>
          <table:table-cell table:style-name="ce5" office:value-type="string" calcext:value-type="string">
            <text:p>MaxSAT rc2</text:p>
          </table:table-cell>
          <table:table-cell table:style-name="ce5" office:value-type="string" calcext:value-type="string">
            <text:p>MaxSAT cms-lub-cplex</text:p>
          </table:table-cell>
          <table:table-cell table:style-name="ce1" office:value-type="string" calcext:value-type="string">
            <text:p>WCSP toulbar2</text:p>
          </table:table-cell>
          <table:table-cell table:style-name="ce5" office:value-type="string" calcext:value-type="string">
            <text:p>WCSP cw-sat-lub-greedy</text:p>
          </table:table-cell>
          <table:table-cell table:style-name="ce5" table:number-columns-repeated="1019"/>
        </table:table-row>
        <table:table-row table:style-name="ro1">
          <table:table-cell table:style-name="ce2" office:value-type="float" office:value="0.070896" calcext:value-type="float">
            <text:p>0.070896</text:p>
          </table:table-cell>
          <table:table-cell office:value-type="float" office:value="0.050767411" calcext:value-type="float">
            <text:p>0.050767411</text:p>
          </table:table-cell>
          <table:table-cell office:value-type="float" office:value="127.985864877701" calcext:value-type="float">
            <text:p>127.985864877701</text:p>
          </table:table-cell>
          <table:table-cell table:style-name="ce3" office:value-type="float" office:value="53.889" calcext:value-type="float">
            <text:p>53.889</text:p>
          </table:table-cell>
          <table:table-cell office:value-type="float" office:value="3.49476" calcext:value-type="float">
            <text:p>3.49476</text:p>
          </table:table-cell>
          <table:table-cell table:number-columns-repeated="1019"/>
        </table:table-row>
        <table:table-row table:style-name="ro1">
          <table:table-cell table:style-name="ce3" office:value-type="float" office:value="0.080909" calcext:value-type="float">
            <text:p>0.080909</text:p>
          </table:table-cell>
          <table:table-cell office:value-type="float" office:value="0.009215824" calcext:value-type="float">
            <text:p>0.009215824</text:p>
          </table:table-cell>
          <table:table-cell office:value-type="float" office:value="1.00775337219238" calcext:value-type="float">
            <text:p>1.00775337219238</text:p>
          </table:table-cell>
          <table:table-cell table:style-name="ce3" office:value-type="float" office:value="2994.918" calcext:value-type="float">
            <text:p>2994.918</text:p>
          </table:table-cell>
          <table:table-cell office:value-type="float" office:value="0.437762" calcext:value-type="float">
            <text:p>0.437762</text:p>
          </table:table-cell>
          <table:table-cell table:number-columns-repeated="1019"/>
        </table:table-row>
        <table:table-row table:style-name="ro1">
          <table:table-cell table:style-name="ce3" office:value-type="float" office:value="741.276083" calcext:value-type="float">
            <text:p>741.276083</text:p>
          </table:table-cell>
          <table:table-cell office:value-type="float" office:value="0.167165135" calcext:value-type="float">
            <text:p>0.167165135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float" office:value="899.681" calcext:value-type="float">
            <text:p>899.681</text:p>
          </table:table-cell>
          <table:table-cell table:number-columns-repeated="1019"/>
        </table:table-row>
        <table:table-row table:style-name="ro1">
          <table:table-cell table:style-name="ce3" office:value-type="float" office:value="0.496119" calcext:value-type="float">
            <text:p>0.496119</text:p>
          </table:table-cell>
          <table:table-cell office:value-type="float" office:value="4.582696587" calcext:value-type="float">
            <text:p>4.582696587</text:p>
          </table:table-cell>
          <table:table-cell office:value-type="float" office:value="10.8834145069122" calcext:value-type="float">
            <text:p>10.8834145069122</text:p>
          </table:table-cell>
          <table:table-cell table:style-name="ce3" office:value-type="float" office:value="1.17" calcext:value-type="float">
            <text:p>1.17</text:p>
          </table:table-cell>
          <table:table-cell office:value-type="float" office:value="2.43165" calcext:value-type="float">
            <text:p>2.43165</text:p>
          </table:table-cell>
          <table:table-cell table:number-columns-repeated="1019"/>
        </table:table-row>
        <table:table-row table:style-name="ro1">
          <table:table-cell table:style-name="ce3" office:value-type="float" office:value="0.582488" calcext:value-type="float">
            <text:p>0.582488</text:p>
          </table:table-cell>
          <table:table-cell office:value-type="float" office:value="44.43363548" calcext:value-type="float">
            <text:p>44.43363548</text:p>
          </table:table-cell>
          <table:table-cell office:value-type="float" office:value="2.15500116348267" calcext:value-type="float">
            <text:p>2.15500116348267</text:p>
          </table:table-cell>
          <table:table-cell table:style-name="ce3" office:value-type="float" office:value="124.167" calcext:value-type="float">
            <text:p>124.167</text:p>
          </table:table-cell>
          <table:table-cell office:value-type="float" office:value="0.596664" calcext:value-type="float">
            <text:p>0.596664</text:p>
          </table:table-cell>
          <table:table-cell table:number-columns-repeated="1019"/>
        </table:table-row>
        <table:table-row table:style-name="ro1">
          <table:table-cell table:style-name="ce3" office:value-type="float" office:value="0.201247" calcext:value-type="float">
            <text:p>0.201247</text:p>
          </table:table-cell>
          <table:table-cell office:value-type="float" office:value="98.853905986" calcext:value-type="float">
            <text:p>98.853905986</text:p>
          </table:table-cell>
          <table:table-cell office:value-type="float" office:value="10.4730997085571" calcext:value-type="float">
            <text:p>10.4730997085571</text:p>
          </table:table-cell>
          <table:table-cell table:style-name="ce3" office:value-type="float" office:value="0.477" calcext:value-type="float">
            <text:p>0.477</text:p>
          </table:table-cell>
          <table:table-cell office:value-type="float" office:value="0.813055" calcext:value-type="float">
            <text:p>0.813055</text:p>
          </table:table-cell>
          <table:table-cell table:number-columns-repeated="1019"/>
        </table:table-row>
        <table:table-row table:style-name="ro1">
          <table:table-cell table:style-name="ce3" office:value-type="float" office:value="0.394648" calcext:value-type="float">
            <text:p>0.394648</text:p>
          </table:table-cell>
          <table:table-cell office:value-type="float" office:value="0.039118312" calcext:value-type="float">
            <text:p>0.039118312</text:p>
          </table:table-cell>
          <table:table-cell office:value-type="float" office:value="0.908249139785767" calcext:value-type="float">
            <text:p>0.908249139785767</text:p>
          </table:table-cell>
          <table:table-cell table:style-name="ce3" office:value-type="float" office:value="1262.337" calcext:value-type="float">
            <text:p>1262.337</text:p>
          </table:table-cell>
          <table:table-cell office:value-type="float" office:value="0.177719" calcext:value-type="float">
            <text:p>0.177719</text:p>
          </table:table-cell>
          <table:table-cell table:number-columns-repeated="1019"/>
        </table:table-row>
        <table:table-row table:style-name="ro1">
          <table:table-cell table:style-name="ce3" office:value-type="float" office:value="1.828922" calcext:value-type="float">
            <text:p>1.828922</text:p>
          </table:table-cell>
          <table:table-cell office:value-type="float" office:value="1.360251977" calcext:value-type="float">
            <text:p>1.360251977</text:p>
          </table:table-cell>
          <table:table-cell office:value-type="float" office:value="2.10984897613525" calcext:value-type="float">
            <text:p>2.10984897613525</text:p>
          </table:table-cell>
          <table:table-cell table:style-name="ce3" office:value-type="float" office:value="187.498" calcext:value-type="float">
            <text:p>187.498</text:p>
          </table:table-cell>
          <table:table-cell office:value-type="float" office:value="0.41483" calcext:value-type="float">
            <text:p>0.41483</text:p>
          </table:table-cell>
          <table:table-cell table:number-columns-repeated="1019"/>
        </table:table-row>
        <table:table-row table:style-name="ro1">
          <table:table-cell table:style-name="ce3" office:value-type="float" office:value="22.492363" calcext:value-type="float">
            <text:p>22.492363</text:p>
          </table:table-cell>
          <table:table-cell office:value-type="string" calcext:value-type="string">
            <text:p>TO</text:p>
          </table:table-cell>
          <table:table-cell office:value-type="float" office:value="1278.87449097633" calcext:value-type="float">
            <text:p>1278.87449097633</text:p>
          </table:table-cell>
          <table:table-cell table:style-name="ce3" office:value-type="float" office:value="2525.973" calcext:value-type="float">
            <text:p>2525.973</text:p>
          </table:table-cell>
          <table:table-cell office:value-type="float" office:value="339.025" calcext:value-type="float">
            <text:p>339.025</text:p>
          </table:table-cell>
          <table:table-cell table:number-columns-repeated="1019"/>
        </table:table-row>
        <table:table-row table:style-name="ro1">
          <table:table-cell table:style-name="ce3" office:value-type="float" office:value="3.852904" calcext:value-type="float">
            <text:p>3.852904</text:p>
          </table:table-cell>
          <table:table-cell office:value-type="float" office:value="0.047532311" calcext:value-type="float">
            <text:p>0.047532311</text:p>
          </table:table-cell>
          <table:table-cell office:value-type="float" office:value="5.38083219528198" calcext:value-type="float">
            <text:p>5.38083219528198</text:p>
          </table:table-cell>
          <table:table-cell table:style-name="ce3" office:value-type="float" office:value="7.646" calcext:value-type="float">
            <text:p>7.646</text:p>
          </table:table-cell>
          <table:table-cell office:value-type="float" office:value="0.128631" calcext:value-type="float">
            <text:p>0.128631</text:p>
          </table:table-cell>
          <table:table-cell table:number-columns-repeated="1019"/>
        </table:table-row>
        <table:table-row table:style-name="ro1">
          <table:table-cell table:style-name="ce3" office:value-type="float" office:value="0.926476" calcext:value-type="float">
            <text:p>0.926476</text:p>
          </table:table-cell>
          <table:table-cell office:value-type="float" office:value="1559.917200216" calcext:value-type="float">
            <text:p>1559.917200216</text:p>
          </table:table-cell>
          <table:table-cell office:value-type="float" office:value="3.56302690505981" calcext:value-type="float">
            <text:p>3.56302690505981</text:p>
          </table:table-cell>
          <table:table-cell table:style-name="ce3" office:value-type="float" office:value="8.486" calcext:value-type="float">
            <text:p>8.486</text:p>
          </table:table-cell>
          <table:table-cell office:value-type="float" office:value="1.3585" calcext:value-type="float">
            <text:p>1.3585</text:p>
          </table:table-cell>
          <table:table-cell table:number-columns-repeated="1019"/>
        </table:table-row>
        <table:table-row table:style-name="ro1">
          <table:table-cell table:style-name="ce3" office:value-type="float" office:value="6.346102" calcext:value-type="float">
            <text:p>6.346102</text:p>
          </table:table-cell>
          <table:table-cell office:value-type="string" calcext:value-type="string">
            <text:p>TO</text:p>
          </table:table-cell>
          <table:table-cell office:value-type="float" office:value="422.566418886185" calcext:value-type="float">
            <text:p>422.566418886185</text:p>
          </table:table-cell>
          <table:table-cell table:style-name="ce3" office:value-type="float" office:value="187.981" calcext:value-type="float">
            <text:p>187.981</text:p>
          </table:table-cell>
          <table:table-cell office:value-type="float" office:value="36.5107" calcext:value-type="float">
            <text:p>36.5107</text:p>
          </table:table-cell>
          <table:table-cell table:number-columns-repeated="1019"/>
        </table:table-row>
        <table:table-row table:style-name="ro1">
          <table:table-cell table:style-name="ce3" office:value-type="float" office:value="19.242257" calcext:value-type="float">
            <text:p>19.242257</text:p>
          </table:table-cell>
          <table:table-cell office:value-type="string" calcext:value-type="string">
            <text:p>TO</text:p>
          </table:table-cell>
          <table:table-cell office:value-type="float" office:value="62.4156060218811" calcext:value-type="float">
            <text:p>62.4156060218811</text:p>
          </table:table-cell>
          <table:table-cell table:style-name="ce3" office:value-type="float" office:value="2578.925" calcext:value-type="float">
            <text:p>2578.925</text:p>
          </table:table-cell>
          <table:table-cell office:value-type="float" office:value="13.0195" calcext:value-type="float">
            <text:p>13.0195</text:p>
          </table:table-cell>
          <table:table-cell table:number-columns-repeated="1019"/>
        </table:table-row>
        <table:table-row table:style-name="ro1">
          <table:table-cell table:style-name="ce3" office:value-type="float" office:value="3.388991" calcext:value-type="float">
            <text:p>3.388991</text:p>
          </table:table-cell>
          <table:table-cell office:value-type="float" office:value="2881.022308051" calcext:value-type="float">
            <text:p>2881.022308051</text:p>
          </table:table-cell>
          <table:table-cell office:value-type="float" office:value="30.4104442596436" calcext:value-type="float">
            <text:p>30.4104442596436</text:p>
          </table:table-cell>
          <table:table-cell table:style-name="ce3" office:value-type="string" calcext:value-type="string">
            <text:p>TO</text:p>
          </table:table-cell>
          <table:table-cell office:value-type="float" office:value="2.09855" calcext:value-type="float">
            <text:p>2.09855</text:p>
          </table:table-cell>
          <table:table-cell table:number-columns-repeated="1019"/>
        </table:table-row>
        <table:table-row table:style-name="ro1">
          <table:table-cell table:style-name="ce3" office:value-type="float" office:value="0.129639" calcext:value-type="float">
            <text:p>0.129639</text:p>
          </table:table-cell>
          <table:table-cell office:value-type="float" office:value="29.020662464" calcext:value-type="float">
            <text:p>29.020662464</text:p>
          </table:table-cell>
          <table:table-cell office:value-type="float" office:value="1.52725911140442" calcext:value-type="float">
            <text:p>1.52725911140442</text:p>
          </table:table-cell>
          <table:table-cell table:style-name="ce3" office:value-type="float" office:value="6.952" calcext:value-type="float">
            <text:p>6.952</text:p>
          </table:table-cell>
          <table:table-cell office:value-type="float" office:value="0.181211" calcext:value-type="float">
            <text:p>0.181211</text:p>
          </table:table-cell>
          <table:table-cell table:number-columns-repeated="1019"/>
        </table:table-row>
        <table:table-row table:style-name="ro1">
          <table:table-cell table:style-name="ce3" office:value-type="float" office:value="9.292121" calcext:value-type="float">
            <text:p>9.292121</text:p>
          </table:table-cell>
          <table:table-cell office:value-type="float" office:value="2617.438642619" calcext:value-type="float">
            <text:p>2617.438642619</text:p>
          </table:table-cell>
          <table:table-cell office:value-type="float" office:value="23.6703345775604" calcext:value-type="float">
            <text:p>23.6703345775604</text:p>
          </table:table-cell>
          <table:table-cell table:style-name="ce3" office:value-type="float" office:value="3379.366" calcext:value-type="float">
            <text:p>3379.366</text:p>
          </table:table-cell>
          <table:table-cell office:value-type="float" office:value="22.3532" calcext:value-type="float">
            <text:p>22.35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3.019034" calcext:value-type="float">
            <text:p>3.019034</text:p>
          </table:table-cell>
          <table:table-cell office:value-type="float" office:value="1.951867843" calcext:value-type="float">
            <text:p>1.951867843</text:p>
          </table:table-cell>
          <table:table-cell office:value-type="float" office:value="20.6375050544739" calcext:value-type="float">
            <text:p>20.6375050544739</text:p>
          </table:table-cell>
          <table:table-cell table:style-name="ce3" office:value-type="float" office:value="0.261" calcext:value-type="float">
            <text:p>0.261</text:p>
          </table:table-cell>
          <table:table-cell office:value-type="float" office:value="0.397109" calcext:value-type="float">
            <text:p>0.3971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float" office:value="128.164511196" calcext:value-type="float">
            <text:p>128.164511196</text:p>
          </table:table-cell>
          <table:table-cell office:value-type="string" calcext:value-type="string">
            <text:p>TO</text:p>
          </table:table-cell>
          <table:table-cell table:style-name="ce3" office:value-type="float" office:value="0.318" calcext:value-type="float">
            <text:p>0.318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2.399325" calcext:value-type="float">
            <text:p>2.399325</text:p>
          </table:table-cell>
          <table:table-cell office:value-type="float" office:value="2.630579791" calcext:value-type="float">
            <text:p>2.630579791</text:p>
          </table:table-cell>
          <table:table-cell office:value-type="float" office:value="1127.56254792213" calcext:value-type="float">
            <text:p>1127.5625479221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46.2739" calcext:value-type="float">
            <text:p>46.273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1.821" calcext:value-type="float">
            <text:p>1.821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0.166232" calcext:value-type="float">
            <text:p>0.166232</text:p>
          </table:table-cell>
          <table:table-cell office:value-type="float" office:value="0.117637858" calcext:value-type="float">
            <text:p>0.117637858</text:p>
          </table:table-cell>
          <table:table-cell office:value-type="float" office:value="2.11889910697937" calcext:value-type="float">
            <text:p>2.11889910697937</text:p>
          </table:table-cell>
          <table:table-cell table:style-name="ce3" office:value-type="float" office:value="0.017" calcext:value-type="float">
            <text:p>0.017</text:p>
          </table:table-cell>
          <table:table-cell office:value-type="float" office:value="0.084571" calcext:value-type="float">
            <text:p>0.0845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783.343578" calcext:value-type="float">
            <text:p>783.343578</text:p>
          </table:table-cell>
          <table:table-cell table:number-columns-repeated="2" office:value-type="string" calcext:value-type="string">
            <text:p>TO</text:p>
          </table:table-cell>
          <table:table-cell table:style-name="ce3" office:value-type="float" office:value="0.076" calcext:value-type="float">
            <text:p>0.076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22.814" calcext:value-type="float">
            <text:p>22.814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7.334741" calcext:value-type="float">
            <text:p>7.334741</text:p>
          </table:table-cell>
          <table:table-cell office:value-type="float" office:value="1.890973305" calcext:value-type="float">
            <text:p>1.890973305</text:p>
          </table:table-cell>
          <table:table-cell office:value-type="float" office:value="1132.41292715073" calcext:value-type="float">
            <text:p>1132.41292715073</text:p>
          </table:table-cell>
          <table:table-cell table:style-name="ce3" office:value-type="float" office:value="0.028" calcext:value-type="float">
            <text:p>0.028</text:p>
          </table:table-cell>
          <table:table-cell office:value-type="float" office:value="78.913" calcext:value-type="float">
            <text:p>78.913</text:p>
          </table:table-cell>
          <table:table-cell table:number-columns-repeated="1019"/>
        </table:table-row>
        <table:table-row table:style-name="ro1">
          <table:table-cell table:style-name="ce3" office:value-type="float" office:value="0.644904" calcext:value-type="float">
            <text:p>0.644904</text:p>
          </table:table-cell>
          <table:table-cell office:value-type="float" office:value="0.259576425" calcext:value-type="float">
            <text:p>0.259576425</text:p>
          </table:table-cell>
          <table:table-cell office:value-type="float" office:value="6.71810507774353" calcext:value-type="float">
            <text:p>6.71810507774353</text:p>
          </table:table-cell>
          <table:table-cell table:style-name="ce3" office:value-type="float" office:value="0.016" calcext:value-type="float">
            <text:p>0.016</text:p>
          </table:table-cell>
          <table:table-cell office:value-type="float" office:value="2.18543" calcext:value-type="float">
            <text:p>2.18543</text:p>
          </table:table-cell>
          <table:table-cell table:number-columns-repeated="1019"/>
        </table:table-row>
        <table:table-row table:style-name="ro1">
          <table:table-cell table:style-name="ce3" office:value-type="float" office:value="12.422815" calcext:value-type="float">
            <text:p>12.422815</text:p>
          </table:table-cell>
          <table:table-cell office:value-type="float" office:value="6.042408381" calcext:value-type="float">
            <text:p>6.042408381</text:p>
          </table:table-cell>
          <table:table-cell office:value-type="float" office:value="2564.19229006767" calcext:value-type="float">
            <text:p>2564.19229006767</text:p>
          </table:table-cell>
          <table:table-cell table:style-name="ce3" office:value-type="float" office:value="0.028" calcext:value-type="float">
            <text:p>0.028</text:p>
          </table:table-cell>
          <table:table-cell office:value-type="float" office:value="603.227" calcext:value-type="float">
            <text:p>603.2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742.833" calcext:value-type="float">
            <text:p>742.833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560.740214" calcext:value-type="float">
            <text:p>560.740214</text:p>
          </table:table-cell>
          <table:table-cell office:value-type="float" office:value="40.188193772" calcext:value-type="float">
            <text:p>40.188193772</text:p>
          </table:table-cell>
          <table:table-cell office:value-type="string" calcext:value-type="string">
            <text:p>TO</text:p>
          </table:table-cell>
          <table:table-cell table:style-name="ce3" office:value-type="float" office:value="0.324" calcext:value-type="float">
            <text:p>0.324</text:p>
          </table:table-cell>
          <table:table-cell office:value-type="float" office:value="1540.55" calcext:value-type="float">
            <text:p>1540.5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136.02" calcext:value-type="float">
            <text:p>136.0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table:style-name="ce3" office:value-type="float" office:value="1.253" calcext:value-type="float">
            <text:p>1.253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0.141184" calcext:value-type="float">
            <text:p>0.141184</text:p>
          </table:table-cell>
          <table:table-cell office:value-type="float" office:value="0.092881851" calcext:value-type="float">
            <text:p>0.092881851</text:p>
          </table:table-cell>
          <table:table-cell office:value-type="float" office:value="1.118577003479" calcext:value-type="float">
            <text:p>1.118577003479</text:p>
          </table:table-cell>
          <table:table-cell table:style-name="ce3" office:value-type="float" office:value="0.019" calcext:value-type="float">
            <text:p>0.019</text:p>
          </table:table-cell>
          <table:table-cell office:value-type="float" office:value="0.024098" calcext:value-type="float">
            <text:p>0.024098</text:p>
          </table:table-cell>
          <table:table-cell table:number-columns-repeated="1019"/>
        </table:table-row>
        <table:table-row table:style-name="ro1">
          <table:table-cell table:style-name="ce3" office:value-type="float" office:value="1.132392" calcext:value-type="float">
            <text:p>1.132392</text:p>
          </table:table-cell>
          <table:table-cell office:value-type="float" office:value="0.46939914" calcext:value-type="float">
            <text:p>0.46939914</text:p>
          </table:table-cell>
          <table:table-cell office:value-type="float" office:value="73.3566045761108" calcext:value-type="float">
            <text:p>73.3566045761108</text:p>
          </table:table-cell>
          <table:table-cell table:style-name="ce3" office:value-type="float" office:value="0.014" calcext:value-type="float">
            <text:p>0.014</text:p>
          </table:table-cell>
          <table:table-cell office:value-type="float" office:value="53.749" calcext:value-type="float">
            <text:p>53.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table:style-name="ce3" office:value-type="float" office:value="0.22" calcext:value-type="float">
            <text:p>0.2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float" office:value="117.928779691" calcext:value-type="float">
            <text:p>117.928779691</text:p>
          </table:table-cell>
          <table:table-cell office:value-type="string" calcext:value-type="string">
            <text:p>TO</text:p>
          </table:table-cell>
          <table:table-cell table:style-name="ce3" office:value-type="float" office:value="0.234" calcext:value-type="float">
            <text:p>0.234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float" office:value="104.02764012" calcext:value-type="float">
            <text:p>104.02764012</text:p>
          </table:table-cell>
          <table:table-cell office:value-type="string" calcext:value-type="string">
            <text:p>TO</text:p>
          </table:table-cell>
          <table:table-cell table:style-name="ce3" office:value-type="float" office:value="0.396" calcext:value-type="float">
            <text:p>0.396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float" office:value="15.112616415" calcext:value-type="float">
            <text:p>15.112616415</text:p>
          </table:table-cell>
          <table:table-cell office:value-type="string" calcext:value-type="string">
            <text:p>TO</text:p>
          </table:table-cell>
          <table:table-cell table:style-name="ce3" office:value-type="float" office:value="0.065" calcext:value-type="float">
            <text:p>0.065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float" office:value="186.37129911" calcext:value-type="float">
            <text:p>186.37129911</text:p>
          </table:table-cell>
          <table:table-cell office:value-type="string" calcext:value-type="string">
            <text:p>TO</text:p>
          </table:table-cell>
          <table:table-cell table:style-name="ce3" office:value-type="float" office:value="0.56" calcext:value-type="float">
            <text:p>0.56</text:p>
          </table:table-cell>
          <table:table-cell office:value-type="float" office:value="2068.14" calcext:value-type="float">
            <text:p>2068.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2028.209" calcext:value-type="float">
            <text:p>2028.209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float" office:value="524.082118638" calcext:value-type="float">
            <text:p>524.082118638</text:p>
          </table:table-cell>
          <table:table-cell office:value-type="string" calcext:value-type="string">
            <text:p>TO</text:p>
          </table:table-cell>
          <table:table-cell table:style-name="ce3" office:value-type="float" office:value="0.679" calcext:value-type="float">
            <text:p>0.679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217.12339" calcext:value-type="float">
            <text:p>217.12339</text:p>
          </table:table-cell>
          <table:table-cell office:value-type="float" office:value="5.653499621" calcext:value-type="float">
            <text:p>5.653499621</text:p>
          </table:table-cell>
          <table:table-cell office:value-type="string" calcext:value-type="string">
            <text:p>TO</text:p>
          </table:table-cell>
          <table:table-cell table:style-name="ce3" office:value-type="float" office:value="0.201" calcext:value-type="float">
            <text:p>0.201</text:p>
          </table:table-cell>
          <table:table-cell office:value-type="float" office:value="774.798" calcext:value-type="float">
            <text:p>774.7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table:style-name="ce3" office:value-type="float" office:value="0.57" calcext:value-type="float">
            <text:p>0.57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0.059754" calcext:value-type="float">
            <text:p>0.059754</text:p>
          </table:table-cell>
          <table:table-cell office:value-type="float" office:value="0.026172609" calcext:value-type="float">
            <text:p>0.026172609</text:p>
          </table:table-cell>
          <table:table-cell office:value-type="float" office:value="0.36021876335144" calcext:value-type="float">
            <text:p>0.36021876335144</text:p>
          </table:table-cell>
          <table:table-cell table:style-name="ce3" office:value-type="float" office:value="0.004" calcext:value-type="float">
            <text:p>0.004</text:p>
          </table:table-cell>
          <table:table-cell office:value-type="float" office:value="0.010527" calcext:value-type="float">
            <text:p>0.010527</text:p>
          </table:table-cell>
          <table:table-cell table:number-columns-repeated="1019"/>
        </table:table-row>
        <table:table-row table:style-name="ro1">
          <table:table-cell table:style-name="ce3" office:value-type="float" office:value="0.052955" calcext:value-type="float">
            <text:p>0.052955</text:p>
          </table:table-cell>
          <table:table-cell office:value-type="float" office:value="0.039458858" calcext:value-type="float">
            <text:p>0.039458858</text:p>
          </table:table-cell>
          <table:table-cell office:value-type="float" office:value="0.535326480865479" calcext:value-type="float">
            <text:p>0.535326480865479</text:p>
          </table:table-cell>
          <table:table-cell table:style-name="ce3" office:value-type="float" office:value="0.011" calcext:value-type="float">
            <text:p>0.011</text:p>
          </table:table-cell>
          <table:table-cell office:value-type="float" office:value="0.014904" calcext:value-type="float">
            <text:p>0.0149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968" calcext:value-type="float">
            <text:p>0.968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1.045025" calcext:value-type="float">
            <text:p>1.045025</text:p>
          </table:table-cell>
          <table:table-cell office:value-type="float" office:value="0.140710592" calcext:value-type="float">
            <text:p>0.140710592</text:p>
          </table:table-cell>
          <table:table-cell office:value-type="float" office:value="9.95119667053223" calcext:value-type="float">
            <text:p>9.95119667053223</text:p>
          </table:table-cell>
          <table:table-cell table:style-name="ce3" office:value-type="float" office:value="0.027" calcext:value-type="float">
            <text:p>0.027</text:p>
          </table:table-cell>
          <table:table-cell office:value-type="float" office:value="0.717678" calcext:value-type="float">
            <text:p>0.71767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110.358" calcext:value-type="float">
            <text:p>110.358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0.086528" calcext:value-type="float">
            <text:p>0.086528</text:p>
          </table:table-cell>
          <table:table-cell office:value-type="float" office:value="0.082684803" calcext:value-type="float">
            <text:p>0.082684803</text:p>
          </table:table-cell>
          <table:table-cell office:value-type="float" office:value="0.983993291854858" calcext:value-type="float">
            <text:p>0.983993291854858</text:p>
          </table:table-cell>
          <table:table-cell table:style-name="ce3" office:value-type="float" office:value="0.017" calcext:value-type="float">
            <text:p>0.017</text:p>
          </table:table-cell>
          <table:table-cell office:value-type="float" office:value="0.027694" calcext:value-type="float">
            <text:p>0.027694</text:p>
          </table:table-cell>
          <table:table-cell table:number-columns-repeated="1019"/>
        </table:table-row>
        <table:table-row table:style-name="ro1">
          <table:table-cell table:style-name="ce3" office:value-type="float" office:value="18.786915" calcext:value-type="float">
            <text:p>18.786915</text:p>
          </table:table-cell>
          <table:table-cell office:value-type="float" office:value="2302.123505838" calcext:value-type="float">
            <text:p>2302.123505838</text:p>
          </table:table-cell>
          <table:table-cell office:value-type="string" calcext:value-type="string">
            <text:p>TO</text:p>
          </table:table-cell>
          <table:table-cell table:style-name="ce3" office:value-type="float" office:value="0.038" calcext:value-type="float">
            <text:p>0.038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5.852282" calcext:value-type="float">
            <text:p>5.852282</text:p>
          </table:table-cell>
          <table:table-cell office:value-type="float" office:value="0.575583623" calcext:value-type="float">
            <text:p>0.575583623</text:p>
          </table:table-cell>
          <table:table-cell office:value-type="float" office:value="261.315470933914" calcext:value-type="float">
            <text:p>261.315470933914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20.2364" calcext:value-type="float">
            <text:p>20.23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table:style-name="ce3" office:value-type="float" office:value="1.559" calcext:value-type="float">
            <text:p>1.559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272.372" calcext:value-type="float">
            <text:p>272.37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0.410218" calcext:value-type="float">
            <text:p>0.410218</text:p>
          </table:table-cell>
          <table:table-cell office:value-type="float" office:value="0.18008373" calcext:value-type="float">
            <text:p>0.18008373</text:p>
          </table:table-cell>
          <table:table-cell office:value-type="float" office:value="2.66566967964172" calcext:value-type="float">
            <text:p>2.66566967964172</text:p>
          </table:table-cell>
          <table:table-cell table:style-name="ce3" office:value-type="float" office:value="0.035" calcext:value-type="float">
            <text:p>0.035</text:p>
          </table:table-cell>
          <table:table-cell office:value-type="float" office:value="0.208417" calcext:value-type="float">
            <text:p>0.2084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float" office:value="35.582273373" calcext:value-type="float">
            <text:p>35.582273373</text:p>
          </table:table-cell>
          <table:table-cell office:value-type="string" calcext:value-type="string">
            <text:p>TO</text:p>
          </table:table-cell>
          <table:table-cell table:style-name="ce3" office:value-type="float" office:value="0.134" calcext:value-type="float">
            <text:p>0.134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211.455816" calcext:value-type="float">
            <text:p>211.455816</text:p>
          </table:table-cell>
          <table:table-cell office:value-type="float" office:value="11.151322421" calcext:value-type="float">
            <text:p>11.151322421</text:p>
          </table:table-cell>
          <table:table-cell office:value-type="string" calcext:value-type="string">
            <text:p>TO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97.41" calcext:value-type="float">
            <text:p>1297.4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table:style-name="ce3" office:value-type="float" office:value="62.652" calcext:value-type="float">
            <text:p>62.65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146.376778" calcext:value-type="float">
            <text:p>146.376778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054" calcext:value-type="float">
            <text:p>0.054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1955.844" calcext:value-type="float">
            <text:p>1955.844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1128.964676" calcext:value-type="float">
            <text:p>1128.964676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288" calcext:value-type="float">
            <text:p>0.288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260.247" calcext:value-type="float">
            <text:p>260.247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2.32" calcext:value-type="float">
            <text:p>2.3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0.192476" calcext:value-type="float">
            <text:p>0.192476</text:p>
          </table:table-cell>
          <table:table-cell office:value-type="float" office:value="0.12834488" calcext:value-type="float">
            <text:p>0.12834488</text:p>
          </table:table-cell>
          <table:table-cell office:value-type="float" office:value="1.61940288543701" calcext:value-type="float">
            <text:p>1.61940288543701</text:p>
          </table:table-cell>
          <table:table-cell table:style-name="ce3" office:value-type="float" office:value="0.023" calcext:value-type="float">
            <text:p>0.023</text:p>
          </table:table-cell>
          <table:table-cell office:value-type="float" office:value="0.197228" calcext:value-type="float">
            <text:p>0.197228</text:p>
          </table:table-cell>
          <table:table-cell table:number-columns-repeated="1019"/>
        </table:table-row>
        <table:table-row table:style-name="ro1">
          <table:table-cell table:style-name="ce3" office:value-type="float" office:value="0.929325" calcext:value-type="float">
            <text:p>0.929325</text:p>
          </table:table-cell>
          <table:table-cell office:value-type="string" calcext:value-type="string">
            <text:p>MO</text:p>
          </table:table-cell>
          <table:table-cell office:value-type="float" office:value="59.5468587875366" calcext:value-type="float">
            <text:p>59.5468587875366</text:p>
          </table:table-cell>
          <table:table-cell table:style-name="ce3" office:value-type="float" office:value="0.013" calcext:value-type="float">
            <text:p>0.013</text:p>
          </table:table-cell>
          <table:table-cell office:value-type="float" office:value="116.998" calcext:value-type="float">
            <text:p>116.9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275" calcext:value-type="float">
            <text:p>0.275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482" calcext:value-type="float">
            <text:p>0.48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55" calcext:value-type="float">
            <text:p>0.55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065" calcext:value-type="float">
            <text:p>0.065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851" calcext:value-type="float">
            <text:p>0.851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786" calcext:value-type="float">
            <text:p>0.786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91.253484" calcext:value-type="float">
            <text:p>91.253484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227" calcext:value-type="float">
            <text:p>0.227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1.265" calcext:value-type="float">
            <text:p>1.265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0.014768" calcext:value-type="float">
            <text:p>0.014768</text:p>
          </table:table-cell>
          <table:table-cell office:value-type="float" office:value="0.02732002" calcext:value-type="float">
            <text:p>0.02732002</text:p>
          </table:table-cell>
          <table:table-cell office:value-type="float" office:value="0.42347264289856" calcext:value-type="float">
            <text:p>0.42347264289856</text:p>
          </table:table-cell>
          <table:table-cell table:style-name="ce3" office:value-type="float" office:value="0.004" calcext:value-type="float">
            <text:p>0.004</text:p>
          </table:table-cell>
          <table:table-cell office:value-type="float" office:value="0.053753" calcext:value-type="float">
            <text:p>0.053753</text:p>
          </table:table-cell>
          <table:table-cell table:number-columns-repeated="1019"/>
        </table:table-row>
        <table:table-row table:style-name="ro1">
          <table:table-cell table:style-name="ce3" office:value-type="float" office:value="0.025567" calcext:value-type="float">
            <text:p>0.025567</text:p>
          </table:table-cell>
          <table:table-cell office:value-type="float" office:value="0.079516093" calcext:value-type="float">
            <text:p>0.079516093</text:p>
          </table:table-cell>
          <table:table-cell office:value-type="float" office:value="0.929016590118408" calcext:value-type="float">
            <text:p>0.929016590118408</text:p>
          </table:table-cell>
          <table:table-cell table:style-name="ce3" office:value-type="float" office:value="0.012" calcext:value-type="float">
            <text:p>0.012</text:p>
          </table:table-cell>
          <table:table-cell office:value-type="float" office:value="0.071672" calcext:value-type="float">
            <text:p>0.0716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1.384" calcext:value-type="float">
            <text:p>1.384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0.241365" calcext:value-type="float">
            <text:p>0.241365</text:p>
          </table:table-cell>
          <table:table-cell office:value-type="float" office:value="0.124274091" calcext:value-type="float">
            <text:p>0.124274091</text:p>
          </table:table-cell>
          <table:table-cell office:value-type="float" office:value="1.58952689170837" calcext:value-type="float">
            <text:p>1.58952689170837</text:p>
          </table:table-cell>
          <table:table-cell table:style-name="ce3" office:value-type="float" office:value="0.025" calcext:value-type="float">
            <text:p>0.025</text:p>
          </table:table-cell>
          <table:table-cell office:value-type="float" office:value="0.296912" calcext:value-type="float">
            <text:p>0.2969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95.812" calcext:value-type="float">
            <text:p>95.81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float" office:value="0.026241" calcext:value-type="float">
            <text:p>0.026241</text:p>
          </table:table-cell>
          <table:table-cell office:value-type="float" office:value="0.102059716" calcext:value-type="float">
            <text:p>0.102059716</text:p>
          </table:table-cell>
          <table:table-cell office:value-type="float" office:value="1.22337508201599" calcext:value-type="float">
            <text:p>1.22337508201599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0.114301" calcext:value-type="float">
            <text:p>0.114301</text:p>
          </table:table-cell>
          <table:table-cell table:number-columns-repeated="1019"/>
        </table:table-row>
        <table:table-row table:style-name="ro1">
          <table:table-cell table:style-name="ce3" office:value-type="float" office:value="19.043543" calcext:value-type="float">
            <text:p>19.04354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table:style-name="ce3" office:value-type="float" office:value="0.045" calcext:value-type="float">
            <text:p>0.045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969.746" calcext:value-type="float">
            <text:p>969.746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2694.083" calcext:value-type="float">
            <text:p>2694.083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597.994" calcext:value-type="float">
            <text:p>597.994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281.364" calcext:value-type="float">
            <text:p>281.364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310.493" calcext:value-type="float">
            <text:p>310.493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965.012" calcext:value-type="float">
            <text:p>965.01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330.398" calcext:value-type="float">
            <text:p>330.398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63.592" calcext:value-type="float">
            <text:p>63.59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34.892" calcext:value-type="float">
            <text:p>34.892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float" office:value="39.073" calcext:value-type="float">
            <text:p>39.073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number-columns-repeated="2" office:value-type="string" calcext:value-type="string">
            <text:p>MO</text:p>
          </table:table-cell>
          <table:table-cell table:style-name="ce3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1:16:45.348168912</meta:creation-date>
    <dc:date>2022-06-20T21:27:06.918681902</dc:date>
    <meta:editing-duration>PT10M22S</meta:editing-duration>
    <meta:editing-cycles>2</meta:editing-cycles>
    <meta:generator>LibreOffice/6.4.7.2$Linux_X86_64 LibreOffice_project/40$Build-2</meta:generator>
    <meta:document-statistic meta:table-count="1" meta:cell-count="550" meta:object-count="0"/>
  </office:meta>
</office:document-meta>
</file>